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8ac5" officeooo:paragraph-rsid="00198ac5"/>
    </style:style>
    <style:style style:name="P2" style:family="paragraph" style:parent-style-name="Standard">
      <style:text-properties officeooo:rsid="0019cdad" officeooo:paragraph-rsid="0019c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am@debian:~$ mkdir FISAT</text:p>
      <text:p text:style-name="Standard">exam@debian:~$ cd FISAT</text:p>
      <text:p text:style-name="Standard">exam@debian:~/FISAT$ mkdir DAY1</text:p>
      <text:p text:style-name="Standard">exam@debian:~/FISAT$ cd DAY1</text:p>
      <text:p text:style-name="Standard">exam@debian:~/FISAT/DAY1$ cat &gt; f1.txt</text:p>
      <text:p text:style-name="Standard">Hello</text:p>
      <text:p text:style-name="Standard">World</text:p>
      <text:p text:style-name="Standard">exam@debian:~/FISAT/DAY1$ cat &gt; f2.txt</text:p>
      <text:p text:style-name="Standard">hii</text:p>
      <text:p text:style-name="Standard">hello</text:p>
      <text:p text:style-name="Standard">exam@debian:~/FISAT/DAY1$ cat &gt; f3.txt</text:p>
      <text:p text:style-name="Standard">kerala</text:p>
      <text:p text:style-name="Standard">tamilnadu</text:p>
      <text:p text:style-name="Standard">xam@debian:~/FISAT/DAY1$ cd ..</text:p>
      <text:p text:style-name="Standard">exam@debian:~/FISAT$ mkdir DAY2</text:p>
      <text:p text:style-name="Standard">exam@debian:~/FISAT$ cd DAY2</text:p>
      <text:p text:style-name="Standard">exam@debian:~/FISAT/DAY2$ cat &gt; m1.txt</text:p>
      <text:p text:style-name="Standard">one</text:p>
      <text:p text:style-name="Standard">two</text:p>
      <text:p text:style-name="Standard">exam@debian:~/FISAT/DAY2$ cat &gt; m2.txt</text:p>
      <text:p text:style-name="Standard">three</text:p>
      <text:p text:style-name="Standard">four</text:p>
      <text:p text:style-name="Standard">exam@debian:~/FISAT/DAY2$ cd ..</text:p>
      <text:p text:style-name="Standard">exam@debian:~/FISAT$ mkdir DAY3</text:p>
      <text:p text:style-name="Standard">exam@debian:~/FISAT$ cd DAY3</text:p>
      <text:p text:style-name="Standard">exam@debian:~/FISAT/DAY3$ cat &gt; c1.txt</text:p>
      <text:p text:style-name="Standard">five</text:p>
      <text:p text:style-name="Standard">six</text:p>
      <text:p text:style-name="Standard">exam@debian:~/FISAT/DAY3$ cat &gt; c2.txt</text:p>
      <text:p text:style-name="Standard">seven</text:p>
      <text:p text:style-name="Standard">eight</text:p>
      <text:p text:style-name="Standard">exam@debian:~/FISAT/DAY3$ cd ..</text:p>
      <text:p text:style-name="Standard">exam@debian:~/FISAT$ cd DAY2</text:p>
      <text:p text:style-name="Standard"/>
      <text:p text:style-name="P1">1.</text:p>
      <text:p text:style-name="Standard">exam@debian:~/FISAT/DAY2$ cat m1.txt m2.txt&gt;m3.txt</text:p>
      <text:p text:style-name="Standard">exam@debian:~/FISAT/DAY2$ cat m3.txt</text:p>
      <text:p text:style-name="Standard">one</text:p>
      <text:p text:style-name="Standard">two</text:p>
      <text:p text:style-name="Standard">three</text:p>
      <text:p text:style-name="Standard">four</text:p>
      <text:p text:style-name="Standard">exam@debian:~/FISAT/DAY2$ ls</text:p>
      <text:p text:style-name="Standard">m1.txt <text:s/>m2.txt <text:s/>m3 <text:s/>m3.txt</text:p>
      <text:p text:style-name="Standard"/>
      <text:p text:style-name="P1">2</text:p>
      <text:p text:style-name="P1">exam@debian:~/FISAT/DAY2$ cp -r ~/FISAT/DAY2/m3.txt ~/FISAT/DAY3/c3.txt</text:p>
      <text:p text:style-name="P1">exam@debian:~/FISAT/DAY2$ cd ..</text:p>
      <text:p text:style-name="P1">exam@debian:~/FISAT$ cd DAY3</text:p>
      <text:p text:style-name="P1">exam@debian:~/FISAT/DAY3$ ls</text:p>
      <text:p text:style-name="P1">c1.txt <text:s/>c2.txt <text:s/>c3.txt</text:p>
      <text:p text:style-name="P1">exam@debian:~/FISAT/DAY3$ <text:s/>cat c3.txt</text:p>
      <text:p text:style-name="P1">one</text:p>
      <text:p text:style-name="P1"><text:soft-page-break/>two</text:p>
      <text:p text:style-name="P1">three</text:p>
      <text:p text:style-name="P1">four</text:p>
      <text:p text:style-name="P1"><text:s/></text:p>
      <text:p text:style-name="P1">3</text:p>
      <text:p text:style-name="P1">exam@debian:~/FISAT/DAY1$ chmod g+w f1.txt</text:p>
      <text:p text:style-name="P1">exam@debian:~/FISAT/DAY1$ ls -l f1.txt</text:p>
      <text:p text:style-name="P1">-rw-rw-r-- 1 exam exam 12 Oct <text:s/>8 09:53 f1.txt</text:p>
      <text:p text:style-name="P1"/>
      <text:p text:style-name="P1">4</text:p>
      <text:p text:style-name="P1">exam@debian:~/FISAT/DAY1$ ps</text:p>
      <text:p text:style-name="P1"><text:s text:c="4"/>PID TTY <text:s text:c="9"/>TIME CMD</text:p>
      <text:p text:style-name="P1"><text:s text:c="3"/>2672 pts/0 <text:s text:c="3"/>00:00:00 bash</text:p>
      <text:p text:style-name="P1"><text:s text:c="3"/>3224 pts/0 <text:s text:c="3"/>00:00:00 ps</text:p>
      <text:p text:style-name="P1"/>
      <text:p text:style-name="P1">5</text:p>
      <text:p text:style-name="P1">exam@debian:~/FISAT/DAY1$ pwd</text:p>
      <text:p text:style-name="P1">/home/exam/FISAT/DAY1</text:p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40:46.005844946</meta:creation-date>
    <dc:date>2021-10-08T11:17:36.178589345</dc:date>
    <meta:editing-duration>PT26M40S</meta:editing-duration>
    <meta:editing-cycles>1</meta:editing-cycles>
    <meta:document-statistic meta:table-count="0" meta:image-count="0" meta:object-count="0" meta:page-count="2" meta:paragraph-count="66" meta:word-count="157" meta:character-count="1360" meta:non-whitespace-character-count="1235"/>
    <meta:generator>LibreOffice/7.0.4.2$Linux_X86_64 LibreOffice_project/00$Build-2</meta:generator>
  </office:meta>
</office:document-meta>
</file>